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981a" officeooo:paragraph-rsid="0020981a" style:font-weight-asian="bold" style:font-weight-complex="bold"/>
    </style:style>
    <style:style style:name="P2" style:family="paragraph" style:parent-style-name="Standard">
      <style:text-properties fo:font-weight="bold" officeooo:rsid="001407c0" officeooo:paragraph-rsid="001407c0" style:font-weight-asian="bold" style:font-weight-complex="bold"/>
    </style:style>
    <style:style style:name="P3" style:family="paragraph" style:parent-style-name="Standard" style:list-style-name="L2">
      <style:text-properties fo:font-weight="normal" officeooo:paragraph-rsid="0022947a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23bb02" officeooo:paragraph-rsid="0023bb02" style:font-weight-asian="normal" style:font-weight-complex="normal"/>
    </style:style>
    <style:style style:name="P5" style:family="paragraph" style:parent-style-name="Standard" style:list-style-name="L5">
      <style:text-properties fo:font-weight="normal" officeooo:rsid="0023bb02" officeooo:paragraph-rsid="0023bb02" style:font-weight-asian="normal" style:font-weight-complex="normal"/>
    </style:style>
    <style:style style:name="P6" style:family="paragraph" style:parent-style-name="Standard">
      <style:text-properties fo:font-weight="normal" officeooo:rsid="0020981a" officeooo:paragraph-rsid="0020981a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21d4d0" officeooo:paragraph-rsid="0021d4d0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2947a" officeooo:paragraph-rsid="0022947a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22947a" officeooo:paragraph-rsid="0022947a" style:font-weight-asian="normal" style:font-weight-complex="normal"/>
    </style:style>
    <style:style style:name="P10" style:family="paragraph" style:parent-style-name="Standard">
      <style:text-properties fo:font-weight="normal" officeooo:rsid="001e209d" officeooo:paragraph-rsid="001407c0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24ece7" officeooo:paragraph-rsid="0024ece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981a"/>
    </style:style>
    <style:style style:name="T3" style:family="text">
      <style:text-properties officeooo:rsid="0022947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947a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2">3</text:span>L<text:span text:style-name="T2">15</text:span> German</text:p>
      <text:p text:style-name="P2"/>
      <text:p text:style-name="P2"/>
      <text:p text:style-name="P1">Graded Speaking: Question and Answer</text:p>
      <text:p text:style-name="P1"/>
      <text:p text:style-name="P6"><text:span text:style-name="T4"><text:tab/>Ask yourself 5 questions using “du” and the question words</text:span></text:p>
      <text:p text:style-name="P6"/>
      <text:list xml:id="list2962713138578729452" text:style-name="L1">
        <text:list-item>
          <text:p text:style-name="P7">Was du gern?</text:p>
        </text:list-item>
        <text:list-item>
          <text:p text:style-name="P7">Was du nicht gern?</text:p>
        </text:list-item>
        <text:list-item>
          <text:p text:style-name="P8">Wann du kochen?</text:p>
        </text:list-item>
        <text:list-item>
          <text:p text:style-name="P8">Wo du laufen?</text:p>
        </text:list-item>
        <text:list-item>
          <text:p text:style-name="P8">Warum du schrieben?</text:p>
        </text:list-item>
      </text:list>
      <text:p text:style-name="P6"/>
      <text:p text:style-name="P6"><text:tab/><text:span text:style-name="T4">..</text:span></text:p>
      <text:p text:style-name="P6"/>
      <text:p text:style-name="P6"><text:tab/><text:span text:style-name="T4">Answer the 5 questions</text:span></text:p>
      <text:p text:style-name="P6"/>
      <text:list xml:id="list1980434076641245670" text:style-name="L2">
        <text:list-item>
          <text:p text:style-name="P9">Ich habe Winter gern.</text:p>
        </text:list-item>
        <text:list-item>
          <text:p text:style-name="P3"><text:span text:style-name="T3">Ich habe Frühling nicht gern.</text:span></text:p>
        </text:list-item>
        <text:list-item>
          <text:p text:style-name="P4"><text:span text:style-name="T3">I</text:span>ch kochen um eins Uhr.</text:p>
        </text:list-item>
        <text:list-item>
          <text:p text:style-name="P4">Ich laufen im Park.</text:p>
        </text:list-item>
        <text:list-item>
          <text:p text:style-name="P4">Ich habe schreiben.</text:p>
        </text:list-item>
      </text:list>
      <text:p text:style-name="P6"/>
      <text:p text:style-name="P6"><text:tab/><text:span text:style-name="T4">..</text:span></text:p>
      <text:p text:style-name="P6"/>
      <text:p text:style-name="P1"><text:tab/>Ask your teacher 5 questions using formal “you”</text:p>
      <text:p text:style-name="P1"/>
      <text:list xml:id="list8139278968997960753" text:style-name="L5">
        <text:list-item>
          <text:p text:style-name="P5">Was Sie gern?</text:p>
        </text:list-item>
        <text:list-item>
          <text:p text:style-name="P5">Was Sie nicht gern?</text:p>
        </text:list-item>
        <text:list-item>
          <text:p text:style-name="P5">Wo sind Sie?</text:p>
        </text:list-item>
        <text:list-item>
          <text:p text:style-name="P11">Hast Sie reisen?</text:p>
        </text:list-item>
        <text:list-item>
          <text:p text:style-name="P11">Hast Sie Winter gern? </text:p>
        </text:list-item>
      </text:list>
      <text:p text:style-name="P1"/>
      <text:p text:style-name="P1"><text:tab/>..</text:p>
      <text:p text:style-name="P1"/>
      <text:p text:style-name="P1">.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18T13:38:10.172318125</dc:date>
    <meta:editing-duration>PT55M56S</meta:editing-duration>
    <meta:editing-cycles>11</meta:editing-cycles>
    <meta:generator>LibreOffice/4.4.7.2$Linux_X86_64 LibreOffice_project/40$Build-2</meta:generator>
    <meta:document-statistic meta:table-count="0" meta:image-count="0" meta:object-count="0" meta:page-count="1" meta:paragraph-count="24" meta:word-count="102" meta:character-count="489" meta:non-whitespace-character-count="419"/>
  </office:meta>
</office:document-meta>
</file>